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User-Specific Tokens Based on Credentials</text:span></text:h>
      <text:p text:style-name="Text_20_body"><text:span text:style-name="Strong_20_Emphasis">Overview:</text:span><text:line-break/>Some sites generate tokens based on user credentials. These tokens are often embedded in headers or cookies. They’re unique per user session and are required for authentication and subsequent requests.</text:p>
      <text:p text:style-name="Text_20_body"><text:span text:style-name="Strong_20_Emphasis">Challenges:</text:span></text:p>
      <text:list xml:id="list689931563" text:style-name="L1">
        <text:list-item>
          <text:p text:style-name="P1"><text:span text:style-name="Strong_20_Emphasis">Session Binding:</text:span> Tokens may be tied to user sessions.</text:p>
        </text:list-item>
        <text:list-item>
          <text:p text:style-name="P1"><text:span text:style-name="Strong_20_Emphasis">Security Measures:</text:span> The token might expire or be invalidated quickly if detected as being used improperly.</text:p>
        </text:list-item>
      </text:list>
      <text:p text:style-name="Text_20_body"><text:span text:style-name="Strong_20_Emphasis">Handling Strategies:</text:span></text:p>
      <text:list xml:id="list2805259527" text:style-name="L2">
        <text:list-item>
          <text:p text:style-name="P2"><text:span text:style-name="Strong_20_Emphasis">Simulate Login:</text:span> Use tools (e.g., Selenium, Puppeteer) to log in programmatically, capture tokens, and include them in your requests.</text:p>
        </text:list-item>
        <text:list-item>
          <text:p text:style-name="P2"><text:span text:style-name="Strong_20_Emphasis">Session Maintenance:</text:span> Maintain session cookies and headers in your scraping framework.</text:p>
        </text:list-item>
      </text:list>
      <text:p text:style-name="Horizontal_20_Line"/>
      <text:h text:style-name="Heading_20_3" text:outline-level="3">2. <text:span text:style-name="Strong_20_Emphasis">Constant Tokens for All Users</text:span></text:h>
      <text:p text:style-name="Text_20_body"><text:span text:style-name="Strong_20_Emphasis">Overview:</text:span><text:line-break/>Some websites provide a constant token that remains unchanged until the site undergoes an update. This token is shared across all users.</text:p>
      <text:p text:style-name="Text_20_body"><text:span text:style-name="Strong_20_Emphasis">Challenges:</text:span></text:p>
      <text:list xml:id="list3712265599" text:style-name="L3">
        <text:list-item>
          <text:p text:style-name="P3"><text:span text:style-name="Strong_20_Emphasis">Stability:</text:span> While stable, constant tokens can sometimes be revoked or changed on site updates.</text:p>
        </text:list-item>
        <text:list-item>
          <text:p text:style-name="P3"><text:span text:style-name="Strong_20_Emphasis">Bypass Simplicity:</text:span> These tokens often require minimal handling, but their constant nature may still raise alerts if used excessively.</text:p>
        </text:list-item>
      </text:list>
      <text:p text:style-name="Text_20_body"><text:span text:style-name="Strong_20_Emphasis">Handling Strategies:</text:span></text:p>
      <text:list xml:id="list1983855849" text:style-name="L4">
        <text:list-item>
          <text:p text:style-name="P4"><text:span text:style-name="Strong_20_Emphasis">Hardcoding:</text:span> You can directly include the constant token in your requests if it’s not dynamic.</text:p>
        </text:list-item>
        <text:list-item>
          <text:p text:style-name="P4"><text:span text:style-name="Strong_20_Emphasis">Monitoring:</text:span> Set up alerts to monitor token changes, so your scraper remains functional post-updates.</text:p>
        </text:list-item>
      </text:list>
      <text:p text:style-name="Horizontal_20_Line"/>
      <text:h text:style-name="Heading_20_3" text:outline-level="3">3. <text:span text:style-name="Strong_20_Emphasis">Dynamic Tokens Issued per Request</text:span></text:h>
      <text:p text:style-name="Text_20_body"><text:span text:style-name="Strong_20_Emphasis">Overview:</text:span><text:line-break/>Some websites issue a new token with every entry or request. This ensures that each API call or page load is accompanied by a unique token.</text:p>
      <text:p text:style-name="Text_20_body"><text:span text:style-name="Strong_20_Emphasis">Challenges:</text:span></text:p>
      <text:list xml:id="list2769631680" text:style-name="L5">
        <text:list-item>
          <text:p text:style-name="P5"><text:span text:style-name="Strong_20_Emphasis">Frequent Renewal:</text:span> Tokens expire quickly, requiring continuous regeneration.</text:p>
        </text:list-item>
        <text:list-item>
          <text:p text:style-name="P5"><text:soft-page-break/><text:span text:style-name="Strong_20_Emphasis">Complex Workflows:</text:span> The process of token issuance might involve multiple steps or hidden API calls.</text:p>
        </text:list-item>
      </text:list>
      <text:p text:style-name="Text_20_body"><text:span text:style-name="Strong_20_Emphasis">Handling Strategies:</text:span></text:p>
      <text:list xml:id="list2529695140" text:style-name="L6">
        <text:list-item>
          <text:p text:style-name="P6"><text:span text:style-name="Strong_20_Emphasis">Automated Token Extraction:</text:span> Use headless browsers or request chaining to extract the token before making subsequent requests.</text:p>
        </text:list-item>
        <text:list-item>
          <text:p text:style-name="P6"><text:span text:style-name="Strong_20_Emphasis">Reverse Engineering:</text:span> Analyze network traffic (using tools like Fiddler or Chrome DevTools) to understand the token generation flow.</text:p>
        </text:list-item>
      </text:list>
      <text:p text:style-name="Horizontal_20_Line"/>
      <text:h text:style-name="Heading_20_3" text:outline-level="3">4. <text:span text:style-name="Strong_20_Emphasis">Dynamic Tokens Changing at Random Intervals</text:span></text:h>
      <text:p text:style-name="Text_20_body"><text:span text:style-name="Strong_20_Emphasis">Overview:</text:span><text:line-break/>Tokens that change unpredictably pose a challenge as the window for using a token is very short, and it may not follow a predictable pattern.</text:p>
      <text:p text:style-name="Text_20_body"><text:span text:style-name="Strong_20_Emphasis">Challenges:</text:span></text:p>
      <text:list xml:id="list2358624999" text:style-name="L7">
        <text:list-item>
          <text:p text:style-name="P7"><text:span text:style-name="Strong_20_Emphasis">Timing:</text:span> Tokens might expire at random intervals, making scraping unreliable if not synchronized correctly.</text:p>
        </text:list-item>
        <text:list-item>
          <text:p text:style-name="P7"><text:span text:style-name="Strong_20_Emphasis">Complexity:</text:span> Requires real-time extraction and possibly solving of client-side challenges.</text:p>
        </text:list-item>
      </text:list>
      <text:p text:style-name="Text_20_body"><text:span text:style-name="Strong_20_Emphasis">Handling Strategies:</text:span></text:p>
      <text:list xml:id="list3767838456" text:style-name="L8">
        <text:list-item>
          <text:p text:style-name="P8"><text:span text:style-name="Strong_20_Emphasis">Real-Time Token Capture:</text:span> Always fetch a fresh token before making requests.</text:p>
        </text:list-item>
        <text:list-item>
          <text:p text:style-name="P8"><text:span text:style-name="Strong_20_Emphasis">Adaptive Scheduling:</text:span> Implement logic that checks token validity periodically and regenerates tokens as needed.</text:p>
        </text:list-item>
        <text:list-item>
          <text:p text:style-name="P8"><text:span text:style-name="Strong_20_Emphasis">Monitoring Network Traffic:</text:span> Use developer tools to monitor and mimic token updates in real time.</text:p>
        </text:list-item>
      </text:list>
      <text:p text:style-name="Horizontal_20_Line"/>
      <text:h text:style-name="Heading_20_3" text:outline-level="3">5. <text:span text:style-name="Strong_20_Emphasis">Server-Provided vs. Client-Side Generated Tokens</text:span></text:h>
      <text:p text:style-name="Text_20_body"><text:span text:style-name="Strong_20_Emphasis">Server-Provided Tokens:</text:span></text:p>
      <text:list xml:id="list440494739" text:style-name="L9">
        <text:list-item>
          <text:p text:style-name="P9"><text:span text:style-name="Strong_20_Emphasis">Overview:</text:span> These are sent from the server as part of the HTTP response (e.g., in JSON or HTML content).</text:p>
        </text:list-item>
        <text:list-item>
          <text:p text:style-name="P9"><text:span text:style-name="Strong_20_Emphasis">Handling:</text:span> Parse the response to extract the token, then include it in subsequent requests.</text:p>
        </text:list-item>
      </text:list>
      <text:p text:style-name="Text_20_body"><text:span text:style-name="Strong_20_Emphasis">Client-Side Generated Tokens:</text:span></text:p>
      <text:list xml:id="list2855121559" text:style-name="L10">
        <text:list-item>
          <text:p text:style-name="P10"><text:span text:style-name="Strong_20_Emphasis">Overview:</text:span> Tokens might be created by JavaScript running in the browser (often to obfuscate the process or add a layer of security).</text:p>
        </text:list-item>
        <text:list-item>
          <text:p text:style-name="P10"><text:span text:style-name="Strong_20_Emphasis">Handling:</text:span></text:p>
          <text:list>
            <text:list-item>
              <text:p text:style-name="P10"><text:span text:style-name="Strong_20_Emphasis">Headless Browsers:</text:span> Use Selenium or Puppeteer to render JavaScript and capture tokens.</text:p>
            </text:list-item>
            <text:list-item>
              <text:p text:style-name="P10"><text:soft-page-break/><text:span text:style-name="Strong_20_Emphasis">Reverse Engineering:</text:span> Analyze the JavaScript to replicate the token generation logic in your scraping code.</text:p>
            </text:list-item>
          </text:list>
        </text:list-item>
      </text:list>
      <text:p text:style-name="Horizontal_20_Line"/>
      <text:h text:style-name="Heading_20_3" text:outline-level="3"><text:span text:style-name="Strong_20_Emphasis">General Best Practices for Handling Tokens in Scraping</text:span></text:h>
      <text:list xml:id="list587248512" text:style-name="L11">
        <text:list-item>
          <text:p text:style-name="P11"><text:span text:style-name="Strong_20_Emphasis">Emulate Real User Behavior:</text:span> Mimic typical user interactions, including timing, headers, and browser profiles, to avoid detection.</text:p>
        </text:list-item>
        <text:list-item>
          <text:p text:style-name="P11"><text:span text:style-name="Strong_20_Emphasis">Error Handling &amp; Retry Mechanisms:</text:span> Implement robust error handling to manage token expiration or invalidation.</text:p>
        </text:list-item>
        <text:list-item>
          <text:p text:style-name="P11"><text:span text:style-name="Strong_20_Emphasis">Compliance and Ethics:</text:span> Always ensure your scraping activity complies with the website's terms of service and relevant legal regulations.</text:p>
        </text:list-item>
        <text:list-item>
          <text:p text:style-name="P11"><text:span text:style-name="Strong_20_Emphasis">Monitor for Changes:</text:span> Regularly review and update your scraping approach, as websites may change token strategies to prevent automated acces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5:59:57.200666073</meta:creation-date>
    <dc:date>2025-04-11T16:00:14.997728916</dc:date>
    <meta:editing-duration>PT18S</meta:editing-duration>
    <meta:editing-cycles>1</meta:editing-cycles>
    <meta:document-statistic meta:table-count="0" meta:image-count="0" meta:object-count="0" meta:page-count="3" meta:paragraph-count="47" meta:word-count="583" meta:character-count="3861" meta:non-whitespace-character-count="3352"/>
    <meta:generator>LibreOffice/7.3.7.2$Linux_X86_64 LibreOffice_project/30$Build-2</meta:generator>
  </office:meta>
</office:document-meta>
</file>